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23cm" fo:min-width="0.196cm"/>
    </style:style>
    <style:style style:name="gr2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768cm" fo:min-width="0.526cm"/>
    </style:style>
    <style:style style:name="gr3" style:family="graphic" style:parent-style-name="standard">
      <style:graphic-properties svg:stroke-color="#000000" draw:fill="solid" draw:fill-color="#3faf46" draw:textarea-horizontal-align="justify" draw:textarea-vertical-align="middle" draw:auto-grow-height="false" fo:min-height="2.15cm" fo:min-width="1.124cm"/>
    </style:style>
    <style:style style:name="gr4" style:family="graphic" style:parent-style-name="standard">
      <style:graphic-properties svg:stroke-color="#000000" draw:fill="solid" draw:fill-color="#3faf46" draw:textarea-horizontal-align="justify" draw:textarea-vertical-align="middle" draw:auto-grow-height="false" fo:min-height="2.45cm" fo:min-width="0cm"/>
    </style:style>
    <style:style style:name="gr5" style:family="graphic" style:parent-style-name="standard">
      <style:graphic-properties draw:stroke="none" draw:fill-color="#a1467e" draw:textarea-horizontal-align="justify" draw:textarea-vertical-align="middle" draw:auto-grow-height="false" fo:min-height="0.159cm" fo:min-width="0cm"/>
    </style:style>
    <style:style style:name="gr6" style:family="graphic" style:parent-style-name="standard">
      <style:graphic-properties draw:stroke="none" draw:fill-color="#a1467e" draw:textarea-horizontal-align="justify" draw:textarea-vertical-align="middle" draw:auto-grow-height="false" fo:min-height="0.413cm" fo:min-width="0.078cm"/>
    </style:style>
    <style:style style:name="gr7" style:family="graphic" style:parent-style-name="standard">
      <style:graphic-properties draw:stroke="none" draw:fill-color="#a1467e" draw:textarea-horizontal-align="justify" draw:textarea-vertical-align="middle" draw:auto-grow-height="false" fo:min-height="0cm" fo:min-width="0.2cm"/>
    </style:style>
    <style:style style:name="gr8" style:family="graphic" style:parent-style-name="objectwithoutfill">
      <style:graphic-properties svg:stroke-width="0.106cm" svg:stroke-color="#000000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acb20c" draw:textarea-horizontal-align="justify" draw:textarea-vertical-align="middle" draw:auto-grow-height="false" fo:min-height="0.104cm" fo:min-width="0cm" fo:padding-top="0.142cm" fo:padding-bottom="0.142cm" fo:padding-left="0.267cm" fo:padding-right="0.267cm"/>
    </style:style>
    <style:style style:name="gr10" style:family="graphic" style:parent-style-name="standard">
      <style:graphic-properties svg:stroke-width="0.106cm" svg:stroke-color="#000000" draw:marker-start-width="0.359cm" draw:marker-end-width="0.359cm" draw:fill="none" draw:fill-color="#ffffff" draw:textarea-horizontal-align="justify" draw:textarea-vertical-align="middle" draw:auto-grow-height="false" fo:min-height="9.944cm" fo:min-width="7.694cm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width="0.018cm" svg:stroke-color="#000000" draw:marker-start-width="0.227cm" draw:marker-end-width="0.227cm" draw:fill="solid" draw:fill-color="#808080" draw:textarea-horizontal-align="justify" draw:textarea-vertical-align="middle" draw:auto-grow-height="false" fo:min-height="0.232cm" fo:min-width="4.512cm" fo:padding-top="0.134cm" fo:padding-bottom="0.134cm" fo:padding-left="0.259cm" fo:padding-right="0.259cm"/>
    </style:style>
    <style:style style:name="gr12" style:family="graphic" style:parent-style-name="objectwithoutfill">
      <style:graphic-properties svg:stroke-width="0.106cm" svg:stroke-color="#a1467e" draw:marker-start-width="0.358cm" draw:marker-end-width="0.358cm" draw:fill="solid" draw:fill-color="#ffffff" draw:textarea-vertical-align="middle" fo:padding-top="0.177cm" fo:padding-bottom="0.177cm" fo:padding-left="0.302cm" fo:padding-right="0.3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draw:stroke="none" draw:fill="none" fo:min-height="0.65cm"/>
      <style:paragraph-properties style:writing-mode="lr-tb"/>
    </style:style>
    <style:style style:name="P1" style:family="paragraph">
      <loext:graphic-properties draw:fill="solid" draw:fill-color="#afd095"/>
      <style:paragraph-properties fo:text-align="center"/>
    </style:style>
    <style:style style:name="P2" style:family="paragraph">
      <loext:graphic-properties draw:fill="solid" draw:fill-color="#3faf46"/>
      <style:paragraph-properties fo:text-align="center"/>
    </style:style>
    <style:style style:name="P3" style:family="paragraph">
      <loext:graphic-properties draw:fill-color="#a1467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acb20c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solid" draw:fill-color="#808080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style:text-properties fo:font-weight="bold"/>
    </style:style>
    <style:style style:name="P10" style:family="paragraph">
      <loext:graphic-properties draw:fill="none" draw:fill-color="#ffffff"/>
      <style:text-properties fo:font-weight="bold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  <style:text-properties style:text-position="33% 58%"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  <style:style style:name="T3" style:family="text">
      <style:text-properties style:text-position="33% 58%"/>
    </style:style>
    <style:style style:name="T4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custom-shape draw:style-name="gr1" draw:text-style-name="P1" draw:layer="layout" svg:width="0.696cm" svg:height="0.48cm" svg:x="22.5cm" svg:y="4.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45cm" svg:height="1.44cm" svg:x="22.964cm" svg:y="4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2" draw:layer="layout" svg:width="1.624cm" svg:height="2.4cm" svg:x="23.718cm" svg:y="3.8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174cm" svg:height="2.7cm" svg:x="25.226cm" svg:y="3.7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5" draw:text-style-name="P3" draw:layer="layout" svg:width="0.578cm" svg:height="0.577cm" draw:transform="rotate (-1.5707963267949) translate (11.8cm 3.86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0.578cm" svg:height="0.663cm" draw:transform="rotate (-1.5707963267949) translate (11.54cm 3.861cm)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3" draw:layer="layout" svg:width="0.7cm" svg:height="0.087cm" draw:transform="rotate (-1.5707963267949) translate (10.877cm 3.8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8" draw:text-style-name="P4" draw:layer="layout" svg:x1="10.79cm" svg:y1="4.013cm" svg:x2="10.3cm" svg:y2="4.013cm">
            <text:p/>
          </draw:line>
          <draw:line draw:style-name="gr8" draw:text-style-name="P4" draw:layer="layout" svg:x1="10.79cm" svg:y1="4.287cm" svg:x2="10.415cm" svg:y2="4.287cm">
            <text:p/>
          </draw:line>
        </draw:g>
        <draw:g>
          <draw:g>
            <draw:custom-shape draw:style-name="gr5" draw:text-style-name="P3" draw:layer="layout" svg:width="0.578cm" svg:height="0.577cm" draw:transform="rotate (-1.5707963267949) translate (11.774cm 4.86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0.578cm" svg:height="0.663cm" draw:transform="rotate (-1.5707963267949) translate (11.514cm 4.861cm)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3" draw:layer="layout" svg:width="0.7cm" svg:height="0.087cm" draw:transform="rotate (-1.5707963267949) translate (10.851cm 4.8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8" draw:text-style-name="P4" draw:layer="layout" svg:x1="10.764cm" svg:y1="5.013cm" svg:x2="10.274cm" svg:y2="5.013cm">
            <text:p/>
          </draw:line>
          <draw:line draw:style-name="gr8" draw:text-style-name="P4" draw:layer="layout" svg:x1="10.764cm" svg:y1="5.287cm" svg:x2="10.389cm" svg:y2="5.287cm">
            <text:p/>
          </draw:line>
        </draw:g>
        <draw:g>
          <draw:g>
            <draw:custom-shape draw:style-name="gr5" draw:text-style-name="P3" draw:layer="layout" svg:width="0.578cm" svg:height="0.577cm" draw:transform="rotate (-1.5707963267949) translate (11.748cm 5.86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0.578cm" svg:height="0.663cm" draw:transform="rotate (-1.5707963267949) translate (11.488cm 5.861cm)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3" draw:layer="layout" svg:width="0.7cm" svg:height="0.087cm" draw:transform="rotate (-1.5707963267949) translate (10.825cm 5.8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8" draw:text-style-name="P4" draw:layer="layout" svg:x1="10.738cm" svg:y1="6.013cm" svg:x2="10.248cm" svg:y2="6.013cm">
            <text:p/>
          </draw:line>
          <draw:line draw:style-name="gr8" draw:text-style-name="P4" draw:layer="layout" svg:x1="10.738cm" svg:y1="6.287cm" svg:x2="10.363cm" svg:y2="6.287cm">
            <text:p/>
          </draw:line>
        </draw:g>
        <draw:g>
          <draw:g>
            <draw:custom-shape draw:style-name="gr5" draw:text-style-name="P3" draw:layer="layout" svg:width="0.578cm" svg:height="0.577cm" draw:transform="rotate (-1.5707963267949) translate (11.722cm 6.86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0.578cm" svg:height="0.663cm" draw:transform="rotate (-1.5707963267949) translate (11.462cm 6.861cm)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3" draw:layer="layout" svg:width="0.7cm" svg:height="0.087cm" draw:transform="rotate (-1.5707963267949) translate (10.799cm 6.8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8" draw:text-style-name="P4" draw:layer="layout" svg:x1="10.712cm" svg:y1="7.013cm" svg:x2="10.222cm" svg:y2="7.013cm">
            <text:p/>
          </draw:line>
          <draw:line draw:style-name="gr8" draw:text-style-name="P4" draw:layer="layout" svg:x1="10.712cm" svg:y1="7.287cm" svg:x2="10.337cm" svg:y2="7.287cm">
            <text:p/>
          </draw:line>
        </draw:g>
        <draw:g>
          <draw:g>
            <draw:custom-shape draw:style-name="gr5" draw:text-style-name="P3" draw:layer="layout" svg:width="0.578cm" svg:height="0.577cm" draw:transform="rotate (-1.5707963267949) translate (11.696cm 7.86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0.578cm" svg:height="0.663cm" draw:transform="rotate (-1.5707963267949) translate (11.436cm 7.861cm)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3" draw:layer="layout" svg:width="0.7cm" svg:height="0.087cm" draw:transform="rotate (-1.5707963267949) translate (10.773cm 7.8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8" draw:text-style-name="P4" draw:layer="layout" svg:x1="10.686cm" svg:y1="8.013cm" svg:x2="10.196cm" svg:y2="8.013cm">
            <text:p/>
          </draw:line>
          <draw:line draw:style-name="gr8" draw:text-style-name="P4" draw:layer="layout" svg:x1="10.686cm" svg:y1="8.287cm" svg:x2="10.311cm" svg:y2="8.287cm">
            <text:p/>
          </draw:line>
        </draw:g>
        <draw:g>
          <draw:g>
            <draw:custom-shape draw:style-name="gr1" draw:text-style-name="P1" draw:layer="layout" svg:width="0.696cm" svg:height="0.48cm" svg:x="22.5cm" svg:y="7.4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45cm" svg:height="1.44cm" svg:x="22.964cm" svg:y="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2" draw:layer="layout" svg:width="1.624cm" svg:height="2.4cm" svg:x="23.718cm" svg:y="6.5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174cm" svg:height="2.7cm" svg:x="25.226cm" svg:y="6.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" draw:text-style-name="P1" draw:layer="layout" svg:width="0.696cm" svg:height="0.48cm" svg:x="10.361cm" svg:y="10.5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45cm" svg:height="1.44cm" svg:x="10.825cm" svg:y="10.1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2" draw:layer="layout" svg:width="1.624cm" svg:height="2.4cm" svg:x="11.579cm" svg:y="9.62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174cm" svg:height="2.7cm" svg:x="13.087cm" svg:y="9.501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9" draw:text-style-name="P5" draw:layer="layout" svg:width="0.5cm" svg:height="0.5cm" svg:x="15.4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8.3cm" svg:height="10.3cm" svg:x="8.8cm" svg:y="2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5.03cm" svg:height="0.5cm" svg:x="12.07cm" svg:y="3.9cm">
          <text:p/>
          <draw:enhanced-geometry svg:viewBox="0 0 21600 21600" draw:type="rectangle" draw:enhanced-path="M 0 0 L 21600 0 21600 21600 0 21600 0 0 Z N"/>
        </draw:custom-shape>
        <draw:g>
          <draw:line draw:style-name="gr12" draw:text-style-name="P8" draw:layer="layout" svg:x1="17.1cm" svg:y1="4cm" svg:x2="23.7cm" svg:y2="4cm">
            <text:p/>
          </draw:line>
          <draw:line draw:style-name="gr12" draw:text-style-name="P8" draw:layer="layout" svg:x1="17.1cm" svg:y1="4.2cm" svg:x2="20.886cm" svg:y2="4.2cm">
            <text:p/>
          </draw:line>
          <draw:line draw:style-name="gr12" draw:text-style-name="P8" draw:layer="layout" svg:x1="20.958cm" svg:y1="4.15cm" svg:x2="20.958cm" svg:y2="6.75cm">
            <text:p/>
          </draw:line>
          <draw:line draw:style-name="gr12" draw:text-style-name="P8" draw:layer="layout" svg:x1="20.982cm" svg:y1="6.7cm" svg:x2="23.7cm" svg:y2="6.7cm">
            <text:p/>
          </draw:line>
        </draw:g>
        <draw:g>
          <draw:line draw:style-name="gr12" draw:text-style-name="P8" draw:layer="layout" svg:x1="14.675cm" svg:y1="4.35cm" svg:x2="14.7cm" svg:y2="9.77cm">
            <text:p/>
          </draw:line>
          <draw:line draw:style-name="gr12" draw:text-style-name="P8" draw:layer="layout" svg:x1="13.26cm" svg:y1="9.8cm" svg:x2="14.75cm" svg:y2="9.8cm">
            <text:p/>
          </draw:line>
        </draw:g>
        <draw:frame draw:style-name="gr13" draw:text-style-name="P10" draw:layer="layout" svg:width="3.004cm" svg:height="0.962cm" draw:transform="rotate (1.5707963267949) translate (9.085cm 7.647cm)">
          <draw:text-box>
            <text:p text:style-name="P9">20 LEDs</text:p>
          </draw:text-box>
        </draw:frame>
        <draw:frame draw:style-name="gr13" draw:text-style-name="P10" draw:layer="layout" svg:width="2.657cm" svg:height="0.962cm" svg:x="13.1cm" svg:y="3cm">
          <draw:text-box>
            <text:p text:style-name="P9">Bundle</text:p>
          </draw:text-box>
        </draw:frame>
        <draw:frame draw:style-name="gr13" draw:text-style-name="P11" draw:layer="layout" svg:width="4.765cm" svg:height="0.962cm" svg:x="9.135cm" svg:y="12.2cm">
          <draw:text-box>
            <text:p><text:span text:style-name="T1">Reference OM</text:span></text:p>
          </draw:text-box>
        </draw:frame>
        <draw:frame draw:style-name="gr14" draw:text-style-name="P12" draw:layer="layout" svg:width="4.8cm" svg:height="0.962cm" svg:x="18.2cm" svg:y="3cm">
          <draw:text-box>
            <text:p><text:span text:style-name="T2">Optical fibers</text:span></text:p>
          </draw:text-box>
        </draw:frame>
        <draw:frame draw:style-name="gr13" draw:text-style-name="P13" draw:layer="layout" svg:width="2.132cm" svg:height="0.962cm" svg:x="14.568cm" svg:y="11.2cm">
          <draw:text-box>
            <text:p text:style-name="P9"><text:span text:style-name="T3">241</text:span><text:span text:style-name="T4">Am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3-23T08:21:06.456632852</meta:creation-date>
    <dc:date>2020-03-23T09:08:39.864134432</dc:date>
    <meta:editing-duration>PT16M37S</meta:editing-duration>
    <meta:editing-cycles>3</meta:editing-cycles>
    <meta:generator>LibreOffice/6.4.1.2$Linux_X86_64 LibreOffice_project/e1ad903d8acbc5f5b474f1d8ec3defef24b8c46b</meta:generator>
    <meta:document-statistic meta:object-count="72"/>
  </office:meta>
</office:document-meta>
</file>